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30 02:20   |   <text:a xlink:type="simple" xlink:href="http://palinfo.habago.org/Entry?Command=Information_PrintForum&amp;iPage=1#FORUM37721"><text:span text:style-name="T1">#</text:span></text:a></text:p>
      <text:p text:style-name="P2">卡韓政變 (128)：誰是草包？ <text:line-break/><text:line-break/>陳真 2019. 07. 30. <text:line-break/><text:line-break/><text:line-break/>不管什麼事，我往往有著這樣一種自信：我相信我講的話沒有幾個人會相信或認同或欣賞。因此，每當我意識到 "讀者" 之中有著一些我所熟識的人時，心裏就很不好受，因為我明白當他們看到我寫的東西時，我跟他們之間便產生了一道裂痕，提醒著彼此之間的巨大差異。 <text:line-break/><text:line-break/>"讀者" 也許應當意識到上述這樣一些告白，也才有可能理解作者--也就是我--究竟是懷抱著什麼樣的一種態度在寫東西，從而也才有可能適當理解文字應有的意涵。 <text:line-break/><text:line-break/>食物會過期，會腐敗，文字也會，但我相信文字的保存期限理當比食物還要長一些，因為文字只是一種指涉，一道手勢，如手指月，手會消失，明月長存。 <text:line-break/><text:line-break/>諸如這樣一些話，理應就像藥品說明書，放在每一篇文字的上頭，闡明藥物的作用與副作用，好讓閱讀者認識文字的主人以及他和他的文字之間的關係，從而能適當看待文字應有的意義。 <text:line-break/><text:line-break/>以下跟上面無關，也就是說，上述並非為以下所言而寫。上面這些話，始終成立，始終獨立存在。 <text:line-break/><text:line-break/>----------- <text:line-break/>黨外十年，生死一場。我常懷念那十年，雖然慘烈，但它卻讓我相信人性的基本良善；與我為伍者，就是當今人們所說的草包與魯蛇，包括農人、漁民、基層勞工，各路販夫走卒、失業人士以及所謂的流氓或前科犯，嚼檳榔，穿拖鞋，出口成髒，動輒三字經五字經。 <text:line-break/><text:line-break/>在他們身上，我看到熱情、無私、勇敢、公義之心與善良利他精神。這些拿筆比拿鋤頭還沉重的 "草包" 們，事實上才是真正的黨外英雄，為公義是非犧牲奉獻，奮不顧身。但是，一切功績，卻透過媒體的虛構型塑，全部被所謂菁英們所掠奪。時至今日，一大群貪得無饜的人渣，更是捏造歷史，藉以奪權謀利，虛構美名。 <text:line-break/><text:line-break/>我常想，要不是我跟這樣一些草包們相處共事，要是我跟菁英們天天為伍，別說黨外十年，連十天我都待不住。 <text:line-break/><text:line-break/>因為韓國瑜的出現，掀起藍綠聯手出擊的一場草包泥巴戰，裝模作樣硬是要把什麼治國大業講成多麼高智能的東西，自欺欺人，莫此為甚。 <text:line-break/><text:line-break/>如果當總統真需要什麼高智能或文化深度與見識之深刻，依我看，韓國瑜肯定遠遠勝過其他什麼郭台銘、柯文哲及蔡英文等等這些自我滿意度破表的腦殘膚淺人士。這是毫無疑問的。但我知道我這樣講，很可能只有學姊會認同，很難找到其他知音；說不定連韓國瑜都會真以為自己能力不足或見解落後。 <text:line-break/><text:line-break/>聰明人有兩種，一種知道自己很聰明，一種則以為自己很笨，韓國瑜應該是屬於後者，他顯然太缺乏自信了。一個人每天被污名化，被嘲笑被羞辱，久而久之，還真以為自己是個草包。 <text:line-break/><text:line-break/>你看，美國那麼大的一個國家，不管學經歷如何，當牛仔演員的，種花生的，炒地皮的，整天玩女人的，有哪一個不能勝任當總統？當總統跟智能或專業或小時候考試考幾分有啥關係？一個人只要有心為善，只要懂得知人善任，當總統需要什麼耀眼的學經歷？ <text:line-break/><text:line-break/>反駁這種事真是有夠腦殘有夠低級無聊的。只有腦殘才會老是講什麼當總統要小時候考試考一百分，或是要當醫生才夠格云云，真是腦殘到爆。柯文哲還說什麼當總統要念很多書，藉以羞辱韓國瑜，我真不敢相信我的耳朵，真是丟人現眼到極點，他自己很顯然就是一個沒讀過什麼書的典型台式醫生。 <text:line-break/><text:line-break/>在台灣，醫生常以為自己是所有學科人員裏頭最棒的！但醫生其實就像比方說飛機駕駛員或運動員一樣，擁有某種技能，但也僅此而已。這樣一種與事實相反、莫名其妙的自信，就像井底之蛙一樣，除非有一天能跳出井外，否則永遠都不可能意識到自己之極度貧乏。 <text:line-break/><text:line-break/>這樣一種徹底的無知，才是真正意義上的草包，柯文哲就是最典型的一個。 <text:line-break/><text:line-break/>當然，他很可能又要說什麼自己智商多少這類蠢到爆的傻話了。天底下哪個聰明人會在乎自己的什麼智商？ <text:line-break/><text:line-break/>史蒂芬霍金有一天被問到自己的智商好像並不高，他說："我對智商分數並沒有概念，所有吹噓智商的人都是「魯蛇」（People who boast about their IQ are losers）"。這道理不難理解，就如蕭伯納所說，“一個人當他真正掌握了某種專業，他往往就成為該專業的懷疑主義者”。同理，一個人如果真的很聰明，他怎麼可能會在乎什麼智商幾分？那是腦殘人士特別關心與炫耀的事不是嗎？ <text:line-break/><text:line-break/>智商檢測在精神科很常用，它只是一種很狹隘的臨床參考工具，藉以了解一個人大概的認知能力狀況與變化，以之吹噓是很腦殘的，那就好像吹噓考試考一百分那樣幼稚可笑。我在劍橋認識幾個台灣來的小留學生，他們非常聰明，但他們當年如果留在台灣，恐怕連大學或高中也考不上，成績很差。 <text:line-break/><text:line-break/>相反地，我也見過很多醫生或學者教授來留學或遊學的，那種幼稚程度，真的很可怕，類似柯文哲，智能思考或見識與學識均難以恭維，卻自我滿意度破表再破表，裝模作態像什麼世界的王或天才似的，真的很可笑，很不可思議。一個人居然可以笨到連自己很笨也不知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